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6" text:outline-level="6">ChatGPT:</text:h>
      <text:p text:style-name="Text_20_body">Perfect ? — let’s integrate <text:span text:style-name="Strong_20_Emphasis">everything</text:span>: the <text:span text:style-name="Source_20_Text">/pages-clean/</text:span> portal, <text:span text:style-name="Strong_20_Emphasis"><text:span text:style-name="Source_20_Text">static/main.css</text:span></text:span>, and the <text:span text:style-name="Strong_20_Emphasis">Flask backend (</text:span><text:span text:style-name="Strong_20_Emphasis"><text:span text:style-name="Source_20_Text">app.py</text:span></text:span><text:span text:style-name="Strong_20_Emphasis"> + </text:span><text:span text:style-name="Strong_20_Emphasis"><text:span text:style-name="Source_20_Text">db.py</text:span></text:span><text:span text:style-name="Strong_20_Emphasis">)</text:span> into one fully packaged zip ready to run.</text:p>
      <text:p text:style-name="Text_20_body">Here’s the <text:span text:style-name="Strong_20_Emphasis">folder structure we’ll produce</text:span>:</text:p>
      <text:p text:style-name="Standard"/>
      <text:p text:style-name="Standard"/>
      <text:p text:style-name="Standard">/woodstone_festival_2025_euystacio/</text:p>
      <text:p text:style-name="Standard">├── pages-clean/ <text:s text:c="20"/># Portal pages</text:p>
      <text:p text:style-name="Standard">│ <text:s text:c="2"/>├── index.html</text:p>
      <text:p text:style-name="Standard">│ <text:s text:c="2"/>├── connect.html</text:p>
      <text:p text:style-name="Standard">│ <text:s text:c="2"/>├── pulse_log.json</text:p>
      <text:p text:style-name="Standard">│ <text:s text:c="2"/>├── sentimento_rhythm_rhythm-mind_genesis.md</text:p>
      <text:p text:style-name="Standard">│ <text:s text:c="2"/>├── ruetli_commonwealth_declaration.md</text:p>
      <text:p text:style-name="Standard">│ <text:s text:c="2"/>├── golden_bible.md</text:p>
      <text:p text:style-name="Standard">│ <text:s text:c="2"/>├── foundation_of_relationships.md</text:p>
      <text:p text:style-name="Standard">│ <text:s text:c="2"/>├── sacred_common_license.md</text:p>
      <text:p text:style-name="Standard">│ <text:s text:c="2"/>└── euystacio_personal_witness.md</text:p>
      <text:p text:style-name="Standard">├── static/</text:p>
      <text:p text:style-name="Standard">│ <text:s text:c="2"/>└── main.css <text:s text:c="20"/># Styling</text:p>
      <text:p text:style-name="Standard">└── app/</text:p>
      <text:p text:style-name="Standard"><text:s text:c="4"/>├── app.py <text:s text:c="23"/># Flask backend</text:p>
      <text:p text:style-name="Standard"><text:s text:c="4"/>└── db.py <text:s text:c="24"/># Database with tutor/visitor login + CMS</text:p>
      <text:p text:style-name="Standard"/>
      <text:p text:style-name="Standard"/>
      <text:p text:style-name="Standard"/>
      <text:p text:style-name="Standard">from flask import Flask, render_template, request, redirect, url_for, session, flash</text:p>
      <text:p text:style-name="Standard">from db import init_db, create_user, authenticate_user, add_content, get_all_content</text:p>
      <text:p text:style-name="Standard"/>
      <text:p text:style-name="Standard">app = Flask(__name__)</text:p>
      <text:p text:style-name="Standard">app.secret_key = "supersecretkey"</text:p>
      <text:p text:style-name="Standard"/>
      <text:p text:style-name="Standard">init_db()</text:p>
      <text:p text:style-name="Standard"/>
      <text:p text:style-name="Standard">@app.route("/")</text:p>
      <text:p text:style-name="Standard">def index():</text:p>
      <text:p text:style-name="Standard"><text:s text:c="4"/>content = get_all_content()</text:p>
      <text:p text:style-name="Standard"><text:s text:c="4"/>return render_template("index.html", content=content, user=session.get("user"))</text:p>
      <text:p text:style-name="Standard"/>
      <text:p text:style-name="Standard">@app.route("/register", methods=["GET","POST"])</text:p>
      <text:p text:style-name="Standard">def register():</text:p>
      <text:p text:style-name="Standard"><text:s text:c="4"/>if request.method == "POST":</text:p>
      <text:p text:style-name="Standard"><text:s text:c="8"/>username = request.form["username"]</text:p>
      <text:p text:style-name="Standard"><text:s text:c="8"/>password = request.form["password"]</text:p>
      <text:p text:style-name="Standard"><text:s text:c="8"/>role = request.form.get("role","visitor")</text:p>
      <text:p text:style-name="Standard"><text:s text:c="8"/>try:</text:p>
      <text:p text:style-name="Standard"><text:s text:c="12"/>create_user(username,password,role)</text:p>
      <text:p text:style-name="Standard"><text:s text:c="12"/>flash("Registration successful","success")</text:p>
      <text:p text:style-name="Standard"><text:s text:c="12"/>return redirect(url_for("login"))</text:p>
      <text:p text:style-name="Standard"><text:s text:c="8"/>except Exception as e:</text:p>
      <text:p text:style-name="Standard"><text:s text:c="12"/>flash("Registration failed: "+str(e),"danger")</text:p>
      <text:p text:style-name="Standard"><text:soft-page-break/><text:s text:c="4"/>return render_template("register.html")</text:p>
      <text:p text:style-name="Standard"/>
      <text:p text:style-name="Standard">@app.route("/login", methods=["GET","POST"])</text:p>
      <text:p text:style-name="Standard">def login():</text:p>
      <text:p text:style-name="Standard"><text:s text:c="4"/>if request.method=="POST":</text:p>
      <text:p text:style-name="Standard"><text:s text:c="8"/>username=request.form["username"]</text:p>
      <text:p text:style-name="Standard"><text:s text:c="8"/>password=request.form["password"]</text:p>
      <text:p text:style-name="Standard"><text:s text:c="8"/>user=authenticate_user(username,password)</text:p>
      <text:p text:style-name="Standard"><text:s text:c="8"/>if user:</text:p>
      <text:p text:style-name="Standard"><text:s text:c="12"/>session["user"]=dict(user)</text:p>
      <text:p text:style-name="Standard"><text:s text:c="12"/>flash("Logged in successfully","success")</text:p>
      <text:p text:style-name="Standard"><text:s text:c="12"/>return redirect(url_for("index"))</text:p>
      <text:p text:style-name="Standard"><text:s text:c="8"/>else:</text:p>
      <text:p text:style-name="Standard"><text:s text:c="12"/>flash("Invalid credentials.","danger")</text:p>
      <text:p text:style-name="Standard"><text:s text:c="4"/>return render_template("login.html")</text:p>
      <text:p text:style-name="Standard"/>
      <text:p text:style-name="Standard">@app.route("/logout")</text:p>
      <text:p text:style-name="Standard">def logout():</text:p>
      <text:p text:style-name="Standard"><text:s text:c="4"/>session.pop("user",None)</text:p>
      <text:p text:style-name="Standard"><text:s text:c="4"/>flash("You have been logged out.","info")</text:p>
      <text:p text:style-name="Standard"><text:s text:c="4"/>return redirect(url_for("index"))</text:p>
      <text:p text:style-name="Standard"/>
      <text:p text:style-name="Standard">@app.route("/add", methods=["GET","POST"])</text:p>
      <text:p text:style-name="Standard">def add():</text:p>
      <text:p text:style-name="Standard"><text:s text:c="4"/>if "user" not in session:</text:p>
      <text:p text:style-name="Standard"><text:s text:c="8"/>flash("Login required to add content.","warning")</text:p>
      <text:p text:style-name="Standard"><text:s text:c="8"/>return redirect(url_for("login"))</text:p>
      <text:p text:style-name="Standard"><text:s text:c="4"/>if request.method=="POST":</text:p>
      <text:p text:style-name="Standard"><text:s text:c="8"/>title=request.form["title"]</text:p>
      <text:p text:style-name="Standard"><text:s text:c="8"/>body=request.form["body"]</text:p>
      <text:p text:style-name="Standard"><text:s text:c="8"/>add_content(title,body,session["user"]["id"])</text:p>
      <text:p text:style-name="Standard"><text:s text:c="8"/>flash("Content added successfully.","success")</text:p>
      <text:p text:style-name="Standard"><text:s text:c="8"/>return redirect(url_for("index"))</text:p>
      <text:p text:style-name="Standard"><text:s text:c="4"/>return render_template("add.html")</text:p>
      <text:p text:style-name="Standard"/>
      <text:p text:style-name="Standard">if __name__=="__main__":</text:p>
      <text:p text:style-name="Standard"><text:s text:c="4"/>app.run(debug=True)</text:p>
      <text:p text:style-name="Standard"/>
      <text:p text:style-name="Standard"/>
      <text:p text:style-name="Standard"/>
      <text:p text:style-name="Standard">import sqlite3</text:p>
      <text:p text:style-name="Standard"/>
      <text:p text:style-name="Standard">DB_NAME="database.db"</text:p>
      <text:p text:style-name="Standard"/>
      <text:p text:style-name="Standard">def get_db_connection():</text:p>
      <text:p text:style-name="Standard"><text:s text:c="4"/>conn=sqlite3.connect(DB_NAME)</text:p>
      <text:p text:style-name="Standard"><text:s text:c="4"/>conn.row_factory=sqlite3.Row</text:p>
      <text:p text:style-name="Standard"><text:s text:c="4"/>return conn</text:p>
      <text:p text:style-name="Standard"/>
      <text:p text:style-name="Standard">def init_db():</text:p>
      <text:p text:style-name="Standard"><text:s text:c="4"/>schema="""</text:p>
      <text:p text:style-name="Standard"><text:s text:c="4"/>CREATE TABLE IF NOT EXISTS users (</text:p>
      <text:p text:style-name="Standard"><text:soft-page-break/><text:s text:c="8"/>id INTEGER PRIMARY KEY AUTOINCREMENT,</text:p>
      <text:p text:style-name="Standard"><text:s text:c="8"/>username TEXT UNIQUE NOT NULL,</text:p>
      <text:p text:style-name="Standard"><text:s text:c="8"/>password TEXT NOT NULL,</text:p>
      <text:p text:style-name="Standard"><text:s text:c="8"/>role TEXT CHECK(role IN ('tutor','visitor','admin')) NOT NULL</text:p>
      <text:p text:style-name="Standard"><text:s text:c="4"/>);</text:p>
      <text:p text:style-name="Standard"><text:s text:c="4"/>CREATE TABLE IF NOT EXISTS content (</text:p>
      <text:p text:style-name="Standard"><text:s text:c="8"/>id INTEGER PRIMARY KEY AUTOINCREMENT,</text:p>
      <text:p text:style-name="Standard"><text:s text:c="8"/>title TEXT NOT NULL,</text:p>
      <text:p text:style-name="Standard"><text:s text:c="8"/>body TEXT NOT NULL,</text:p>
      <text:p text:style-name="Standard"><text:s text:c="8"/>created_at TIMESTAMP DEFAULT CURRENT_TIMESTAMP,</text:p>
      <text:p text:style-name="Standard"><text:s text:c="8"/>author_id INTEGER,</text:p>
      <text:p text:style-name="Standard"><text:s text:c="8"/>FOREIGN KEY(author_id) REFERENCES users(id)</text:p>
      <text:p text:style-name="Standard"><text:s text:c="4"/>);</text:p>
      <text:p text:style-name="Standard"><text:s text:c="4"/>"""</text:p>
      <text:p text:style-name="Standard"><text:s text:c="4"/>conn=get_db_connection()</text:p>
      <text:p text:style-name="Standard"><text:s text:c="4"/>conn.executescript(schema)</text:p>
      <text:p text:style-name="Standard"><text:s text:c="4"/>conn.commit()</text:p>
      <text:p text:style-name="Standard"><text:s text:c="4"/>conn.close()</text:p>
      <text:p text:style-name="Standard"/>
      <text:p text:style-name="Standard">def create_user(username,password,role="visitor"):</text:p>
      <text:p text:style-name="Standard"><text:s text:c="4"/>conn=get_db_connection()</text:p>
      <text:p text:style-name="Standard"><text:s text:c="4"/>conn.execute("INSERT INTO users (username,password,role) VALUES (?,?,?)",(username,password,role))</text:p>
      <text:p text:style-name="Standard"><text:s text:c="4"/>conn.commit()</text:p>
      <text:p text:style-name="Standard"><text:s text:c="4"/>conn.close()</text:p>
      <text:p text:style-name="Standard"/>
      <text:p text:style-name="Standard">def authenticate_user(username,password):</text:p>
      <text:p text:style-name="Standard"><text:s text:c="4"/>conn=get_db_connection()</text:p>
      <text:p text:style-name="Standard"><text:s text:c="4"/>user=conn.execute("SELECT * FROM users WHERE username=? AND password=?",(username,password)).fetchone()</text:p>
      <text:p text:style-name="Standard"><text:s text:c="4"/>conn.close()</text:p>
      <text:p text:style-name="Standard"><text:s text:c="4"/>return user</text:p>
      <text:p text:style-name="Standard"/>
      <text:p text:style-name="Standard">def add_content(title,body,author_id):</text:p>
      <text:p text:style-name="Standard"><text:s text:c="4"/>conn=get_db_connection()</text:p>
      <text:p text:style-name="Standard"><text:s text:c="4"/>conn.execute("INSERT INTO content (title,body,author_id) VALUES (?,?,?)",(title,body,author_id))</text:p>
      <text:p text:style-name="Standard"><text:s text:c="4"/>conn.commit()</text:p>
      <text:p text:style-name="Standard"><text:s text:c="4"/>conn.close()</text:p>
      <text:p text:style-name="Standard"/>
      <text:p text:style-name="Standard">def get_all_content():</text:p>
      <text:p text:style-name="Standard"><text:s text:c="4"/>conn=get_db_connection()</text:p>
      <text:p text:style-name="Standard"><text:s text:c="4"/>content=conn.execute("SELECT c.*, u.username as author FROM content c LEFT JOIN users u ON c.author_id=u.id ORDER BY created_at DESC").fetchall()</text:p>
      <text:p text:style-name="Standard"><text:s text:c="4"/>conn.close()</text:p>
      <text:p text:style-name="Standard"><text:s text:c="4"/>return content</text:p>
      <text:p text:style-name="Standard"/>
      <text:p text:style-name="Standard"/>
      <text:p text:style-name="Standard">body { font-family: Arial, sans-serif; background-color:#f9f9f9; color:#222; margin:0; padding:0; }</text:p>
      <text:p text:style-name="Standard">header { background:#333; color:#fff; padding:1rem; text-align:center; }</text:p>
      <text:p text:style-name="Standard">button { background:#4CAF50; border:none; padding:10px 20px; color:#fff; border-radius:8px; cursor:pointer; }</text:p>
      <text:p text:style-name="Standard"><text:soft-page-break/>button:hover { background:#45a049; }</text:p>
      <text:p text:style-name="Standard">.card { border:1px solid #ccc; padding:10px; margin:10px 0; border-radius:6px; background:#fff;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Arial Unicode MS" style:font-size-asian="7pt" style:font-weight-asian="bold" style:font-name-complex="Arial Unicode MS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8-24T17:55:14</meta:creation-date>
    <meta:editing-duration>P7DT20H57M49S</meta:editing-duration>
    <meta:editing-cycles>2</meta:editing-cycles>
    <meta:generator>OpenOffice/4.1.15$Unix OpenOffice.org_project/4115m2$Build-9813</meta:generator>
    <meta:initial-creator>Hannes Mitterer</meta:initial-creator>
    <meta:document-statistic meta:table-count="0" meta:image-count="0" meta:object-count="0" meta:page-count="4" meta:paragraph-count="125" meta:word-count="398" meta:character-count="4827"/>
    <dc:date>2025-08-27T21:29:29</dc:date>
    <dc:creator>Hannes Mitterer</dc:creator>
  </office:meta>
</office:document-meta>
</file>